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ISO.1.Encabezado">
      <style:paragraph-properties fo:break-before="page"/>
    </style:style>
    <style:style style:name="P3" style:family="paragraph" style:parent-style-name="Text_20_body">
      <style:text-properties officeooo:rsid="002b9d61"/>
    </style:style>
    <style:style style:name="P4" style:family="paragraph" style:parent-style-name="Standard" style:master-page-name="First_20_Page">
      <style:paragraph-properties style:page-number="auto"/>
      <style:text-properties fo:language="es" fo:country="ES" officeooo:paragraph-rsid="0000db31"/>
    </style:style>
    <style:style style:name="P5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6" style:family="paragraph" style:parent-style-name="ISO.4.Pasos" style:list-style-name="ISO.Numeración">
      <style:text-properties officeooo:rsid="0011c227" officeooo:paragraph-rsid="002a0992"/>
    </style:style>
    <style:style style:name="P7" style:family="paragraph" style:parent-style-name="ISO.1.Encabezado">
      <style:text-properties fo:language="es" fo:country="ES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" style:family="paragraph" style:parent-style-name="ISO.5.Cuerpo" style:list-style-name="ISO.Numeración"/>
    <style:style style:name="P11" style:family="paragraph" style:parent-style-name="ISO.5.Cuerpo" style:list-style-name="ISO.Numeración">
      <style:text-properties officeooo:rsid="002b9d61" officeooo:paragraph-rsid="002b9d61"/>
    </style:style>
    <style:style style:name="P12" style:family="paragraph" style:parent-style-name="ISO.5.Cuerpo" style:list-style-name="ISO.Numeración">
      <style:paragraph-properties fo:margin-left="0cm" fo:margin-right="0cm" fo:text-indent="0cm" style:auto-text-indent="false"/>
      <style:text-properties officeooo:rsid="002b9d61" officeooo:paragraph-rsid="002b9d61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style:font-name="Nimbus Mono1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Nimbus Mono1" fo:font-size="80pt" style:font-size-asian="80pt" style:font-size-complex="80pt"/>
    </style:style>
    <style:style style:name="T1" style:family="text">
      <style:text-properties officeooo:rsid="0007335c"/>
    </style:style>
    <style:style style:name="T2" style:family="text">
      <style:text-properties officeooo:rsid="002e1601"/>
    </style:style>
    <style:style style:name="T3" style:family="text">
      <style:text-properties style:font-name="Nimbus Mono1"/>
    </style:style>
    <style:style style:name="T4" style:family="text">
      <style:text-properties style:font-name="Nimbus Mono1" fo:font-size="80pt" style:font-size-asian="80pt" style:font-size-complex="8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style-name="gr1" draw:text-style-name="P14" svg:width="10.969cm" svg:height="3.13cm" svg:x="6.583cm" svg:y="17.584cm"><draw:text-box><text:p text:style-name="P13"><text:span text:style-name="T3">Col.legi Sant Josep Obrer</text:span></text:p><text:p text:style-name="P13"><text:span text:style-name="T3">Seguretat y alta disponibilitat</text:span></text:p><text:p text:style-name="P13"><text:span text:style-name="T3">ASIX 2</text:span></text:p><text:p text:style-name="P13"><text:span text:style-name="T3">Piqueras Sastre Alejandro</text:span></text:p><text:p text:style-name="P13"><text:span text:style-name="T3">Hatim Amtil Ouahdi</text:span></text:p><text:p text:style-name="P13"><text:span text:style-name="T3">Daniel Rosselló Sánchez</text:span></text:p></draw:text-box></draw:frame><draw:frame text:anchor-type="paragraph" draw:z-index="1" draw:style-name="gr2" draw:text-style-name="P16" svg:width="17.488cm" svg:height="6.779cm" svg:x="-0.034cm" svg:y="5.101cm"><draw:text-box><text:p text:style-name="P15"><text:span text:style-name="T4">Práctica Tema 1</text:span></text:p></draw:text-box></draw:frame></text:p>
      <text:p text:style-name="P5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"><text:a xlink:type="simple" xlink:href="#__RefHeading__111_598623619" text:style-name="Index_20_Link" text:visited-style-name="Index_20_Link">Contenido<text:tab/>2</text:a></text:p>
          <text:p text:style-name="P8"><text:a xlink:type="simple" xlink:href="#__RefHeading__119_598623619" text:style-name="Index_20_Link" text:visited-style-name="Index_20_Link">Problemas encontrados<text:tab/>3</text:a></text:p>
          <text:p text:style-name="P8"><text:a xlink:type="simple" xlink:href="#__RefHeading__123_598623619" text:style-name="Index_20_Link" text:visited-style-name="Index_20_Link">Opinión personal<text:tab/>4</text:a></text:p>
          <text:p text:style-name="P9"><text:a xlink:type="simple" xlink:href="#__RefHeading__125_598623619" text:style-name="Index_20_Link" text:visited-style-name="Index_20_Link">Integrante 1<text:tab/>4</text:a></text:p>
          <text:p text:style-name="P9"><text:a xlink:type="simple" xlink:href="#__RefHeading__129_598623619" text:style-name="Index_20_Link" text:visited-style-name="Index_20_Link">Integrante 2<text:tab/>4</text:a></text:p>
          <text:p text:style-name="P9"><text:a xlink:type="simple" xlink:href="#__RefHeading__131_598623619" text:style-name="Index_20_Link" text:visited-style-name="Index_20_Link">Integrante 3<text:tab/>4</text:a></text:p>
          <text:p text:style-name="P9"><text:a xlink:type="simple" xlink:href="#__RefHeading__133_598623619" text:style-name="Index_20_Link" text:visited-style-name="Index_20_Link">Puntos de discusión<text:tab/>4</text:a></text:p>
          <text:p text:style-name="P8"><text:a xlink:type="simple" xlink:href="#__RefHeading__135_598623619" text:style-name="Index_20_Link" text:visited-style-name="Index_20_Link">Bibliografía<text:tab/>5</text:a></text:p>
        </text:index-body>
      </text:table-of-content>
      <text:h text:style-name="P7" text:outline-level="2"/>
      <text:p text:style-name="P2"><text:bookmark-start text:name="__RefHeading__111_598623619"/>Contenido<text:bookmark-end text:name="__RefHeading__111_598623619"/></text:p>
      <text:p text:style-name="ISO.2.Enunciado"/>
      <text:p text:style-name="P3"/>
      <text:list xml:id="list4810193792104538527" text:style-name="ISO.Numeración">
        <text:list-header>
          <text:p text:style-name="P11"/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  <text:p text:style-name="P10"/>
          <text:p text:style-name="P6"/>
        </text:list-header>
      </text:list>
      <text:p text:style-name="P2"><text:bookmark-start text:name="__RefHeading__119_598623619"/>Problemas encontrados<text:bookmark-end text:name="__RefHeading__119_598623619"/></text:p>
      <text:p text:style-name="ISO.5.Cuerpo"><text:bookmark-start text:name="__RefHeading__121_598623619"/><text:bookmark-end text:name="__RefHeading__121_598623619"/></text:p>
      <text:p text:style-name="ISO.1.Encabezado"/>
      <text:p text:style-name="P2"><text:bookmark-start text:name="__RefHeading__123_598623619"/>Opinión personal<text:bookmark-end text:name="__RefHeading__123_598623619"/></text:p>
      <text:p text:style-name="ISO.2.Enunciado"><text:bookmark-start text:name="__RefHeading__125_598623619"/>Integrante 1<text:bookmark-end text:name="__RefHeading__125_598623619"/></text:p>
      <text:p text:style-name="ISO.5.Cuerpo"><text:bookmark-start text:name="__RefHeading__127_598623619"/><text:bookmark-end text:name="__RefHeading__127_598623619"/></text:p>
      <text:p text:style-name="ISO.2.Enunciado"><text:bookmark-start text:name="__RefHeading__129_598623619"/>Integrante 2<text:bookmark-end text:name="__RefHeading__129_598623619"/></text:p>
      <text:p text:style-name="ISO.2.Enunciado"><text:bookmark-start text:name="__RefHeading__131_598623619"/>Integrante 3<text:bookmark-end text:name="__RefHeading__131_598623619"/></text:p>
      <text:p text:style-name="ISO.2.Enunciado"><text:bookmark-start text:name="__RefHeading__133_598623619"/>Puntos de discusión<text:bookmark-end text:name="__RefHeading__133_598623619"/></text:p>
      <text:p text:style-name="ISO.1.Encabezado"/>
      <text:p text:style-name="P2"><text:bookmark-start text:name="__RefHeading__135_598623619"/>Bibliografía<text:bookmark-end text:name="__RefHeading__135_598623619"/></text:p>
      <text:p text:style-name="ISO.2.Enunci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style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style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07335c"/>
    </style:style>
    <style:style style:name="MT2" style:family="text">
      <style:text-properties officeooo:rsid="002e160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ISO.0.Otros"><text:span text:style-name="MT1">Práctica Tema 1</text:span><text:tab/><text:tab/><text:span text:style-name="MT2">Seguridad y alta disponibilidad</text:span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9-24T15:50:33.420000000</dc:date>
    <meta:editing-duration>PT4H11M24S</meta:editing-duration>
    <meta:editing-cycles>30</meta:editing-cycles>
    <meta:generator>LibreOffice/4.2.8.2$Windows_x86 LibreOffice_project/48d50dbfc06349262c9d50868e5c1f630a573ebd</meta:generator>
    <meta:document-statistic meta:table-count="0" meta:image-count="0" meta:object-count="0" meta:page-count="7" meta:paragraph-count="19" meta:word-count="49" meta:character-count="311" meta:non-whitespace-character-count="280"/>
  </office:meta>
</office:document-meta>
</file>